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6cb70"/>
    </style:style>
    <style:style style:name="T26"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7">* * *</text:p>
      <text:p text:style-name="P6"/>
      <text:p text:style-name="P6"><text:s text:c="5"/>In Russ’s apartment he drank a glass of whiskey. The doc had told him alcohol was bad for anxiety but he didn’t c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4:11:53.493000000</dc:date>
    <meta:editing-cycles>29</meta:editing-cycles>
    <meta:generator>LibreOffice/7.4.0.3$Windows_X86_64 LibreOffice_project/f85e47c08ddd19c015c0114a68350214f7066f5a</meta:generator>
    <meta:editing-duration>PT35M51S</meta:editing-duration>
    <meta:document-statistic meta:table-count="0" meta:image-count="0" meta:object-count="0" meta:page-count="4" meta:paragraph-count="61" meta:word-count="947" meta:character-count="5301" meta:non-whitespace-character-count="4125"/>
  </office:meta>
</office:document-meta>
</file>